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364" officeooo:paragraph-rsid="001c8364"/>
    </style:style>
    <style:style style:name="P2" style:family="paragraph" style:parent-style-name="Standard">
      <style:paragraph-properties fo:text-align="center" style:justify-single-word="false"/>
      <style:text-properties officeooo:rsid="001c8364" officeooo:paragraph-rsid="001c836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color="#c9211e" fo:font-size="15pt" style:text-underline-style="solid" style:text-underline-width="auto" style:text-underline-color="font-color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ompte rendu – Semaine 5</text:span> </text:p>
      <text:p text:style-name="P1"/>
      <text:p text:style-name="P1"/>
      <text:p text:style-name="P1">Au cours de cette semaine, nous devions réaliser des visualisations à partir de nos deux bases de données afin de mieux comprendre les données. L’objectif était d’identifier quel modèle serait le plus pertinent à utiliser par la suite pour effectuer des prédictions.<text:line-break/><text:line-break/>Jusqu’à présent, nous travaillions avec deux bases : base_train et base_test. La base_test représente environ 10 à 20 % de la base_train.<text:line-break/><text:line-break/>Après la séance du mercredi 11/03, la professeure nous a suggéré de créer une nouvelle base appelée base Harcèlement, qui regrouperait nos deux bases existantes. Elle nous a également conseillé de refaire nos visualisations à partir de cette nouvelle base. En effet, jusqu’à maintenant, toutes nos visualisations avaient été réalisées uniquement à partir de la base_train.<text:line-break/><text:line-break/>Ainsi, pour la semaine prochaine, nous allons créer la base Harcèlement, puis réaliser de nouvelles visualisations à partir de cette base afin de mieux comprendre les caractéristiques du jeu de données et déterminer quel modèle sera le plus adapté à utiliser.<text:line-break/><text:line-break/>Par ailleurs, nous devrons également construire des modèles d’intelligence artificielle (par exemple Toxic-BERT) en adoptant une méthodologie claire dans notre démarche. Cette étape devrait être réalisée dans un délai d’une à deux semain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3-13T14:53:42.460000000</meta:creation-date>
    <dc:date>2026-03-13T15:06:23.739000000</dc:date>
    <meta:editing-duration>PT2M31S</meta:editing-duration>
    <meta:editing-cycles>1</meta:editing-cycles>
    <meta:document-statistic meta:table-count="0" meta:image-count="0" meta:object-count="0" meta:page-count="1" meta:paragraph-count="2" meta:word-count="198" meta:character-count="1307" meta:non-whitespace-character-count="1105"/>
    <meta:generator>LibreOffice/6.3.5.2$Windows_X86_64 LibreOffice_project/dd0751754f11728f69b42ee2af66670068624673</meta:generator>
  </office:meta>
</office:document-meta>
</file>